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4.3244in"/>
    </style:style>
    <style:style style:name="co4" style:family="table-column">
      <style:table-column-properties fo:break-before="auto" style:column-width="4.5811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6235-breako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Footprint</text:p>
          </table:table-cell>
          <table:table-cell/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5.6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HT:C_Radial_D8.0mm_H7.0mm_P3.50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HT:C_Radial_D8.0mm_H7.0mm_P3.50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7805DT</text:p>
          </table:table-cell>
          <table:table-cell office:value-type="string" calcext:value-type="string">
            <text:p>Package_TO_SOT_SMD:TO-25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6235PD</text:p>
          </table:table-cell>
          <table:table-cell office:value-type="string" calcext:value-type="string">
            <text:p>reprapltd-kicad:SOIC-36_11mmx16mmx3.6mm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L6235-breakout'.A2:'L6235-breakout'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7T15:09:53.723411488</dc:date>
    <meta:editing-duration>PT4M8S</meta:editing-duration>
    <meta:editing-cycles>2</meta:editing-cycles>
    <meta:generator>LibreOffice/6.4.7.2$Linux_X86_64 LibreOffice_project/40$Build-2</meta:generator>
    <meta:print-date>2021-10-27T15:09:46.517879659</meta:print-date>
    <meta:document-statistic meta:table-count="1" meta:cell-count="142" meta:object-count="0"/>
  </office:meta>
</office:document-meta>
</file>